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, Arial, sans-serif"/>
    <style:font-face style:name="apple-system" svg:font-family="apple-system, system-ui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9eee4" officeooo:paragraph-rsid="0009eee4" style:font-size-asian="16pt" style:font-size-complex="16pt"/>
    </style:style>
    <style:style style:name="P2" style:family="paragraph" style:parent-style-name="Standard">
      <style:text-properties fo:font-size="16pt" officeooo:rsid="0010b9fc" officeooo:paragraph-rsid="0010b9fc" style:font-size-asian="16pt" style:font-size-complex="16pt"/>
    </style:style>
    <style:style style:name="P3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09eee4" officeooo:paragraph-rsid="0009eee4" style:font-size-asian="16pt" style:font-size-complex="16pt"/>
    </style:style>
    <style:style style:name="P4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15dddc" officeooo:paragraph-rsid="0010b9fc" style:font-size-asian="16pt" style:font-size-complex="16pt"/>
    </style:style>
    <style:style style:name="P5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213dc4" officeooo:paragraph-rsid="00213dc4" style:font-size-asian="16pt" style:font-size-complex="16pt"/>
    </style:style>
    <style:style style:name="P6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213dc4" officeooo:paragraph-rsid="004257ba" style:font-size-asian="16pt" style:font-size-complex="16pt"/>
    </style:style>
    <style:style style:name="P7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21b11d" officeooo:paragraph-rsid="0021b11d" style:font-size-asian="16pt" style:font-size-complex="16pt"/>
    </style:style>
    <style:style style:name="P8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229b46" officeooo:paragraph-rsid="00229b46" style:font-size-asian="16pt" style:font-size-complex="16pt"/>
    </style:style>
    <style:style style:name="P9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normal" officeooo:rsid="002bfa15" officeooo:paragraph-rsid="002bfa15" style:font-size-asian="16pt" style:font-size-complex="16pt"/>
    </style:style>
    <style:style style:name="P10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2d5fb0" officeooo:paragraph-rsid="002d5fb0" style:font-size-asian="16pt" style:font-weight-asian="bold" style:font-size-complex="16pt" style:font-weight-complex="bold"/>
    </style:style>
    <style:style style:name="P11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2ddcd1" officeooo:paragraph-rsid="002ddcd1" style:font-size-asian="16pt" style:font-weight-asian="bold" style:font-size-complex="16pt" style:font-weight-complex="bold"/>
    </style:style>
    <style:style style:name="P12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337fc2" officeooo:paragraph-rsid="00337fc2" style:font-size-asian="16pt" style:font-weight-asian="bold" style:font-size-complex="16pt" style:font-weight-complex="bold"/>
    </style:style>
    <style:style style:name="P13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337fc2" officeooo:paragraph-rsid="00342845" style:font-size-asian="16pt" style:font-weight-asian="bold" style:font-size-complex="16pt" style:font-weight-complex="bold"/>
    </style:style>
    <style:style style:name="P14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3f18c2" officeooo:paragraph-rsid="003f18c2" style:font-size-asian="16pt" style:font-weight-asian="bold" style:font-size-complex="16pt" style:font-weight-complex="bold"/>
    </style:style>
    <style:style style:name="P15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paragraph-rsid="00348d7e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>
      <style:text-properties fo:font-variant="normal" fo:text-transform="none" fo:color="#21313a" style:font-name="apple-system" fo:font-size="22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19" style:family="paragraph" style:parent-style-name="Standard">
      <style:text-properties fo:font-variant="normal" fo:text-transform="none" fo:color="#000000" style:font-name="Liberation Serif" fo:font-size="16pt" fo:letter-spacing="normal" fo:font-style="normal" fo:font-weight="bold" officeooo:rsid="0035d97e" officeooo:paragraph-rsid="00348d7e" style:font-size-asian="16pt" style:font-weight-asian="bold" style:font-size-complex="16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letter-spacing="normal" fo:font-style="normal" fo:font-weight="normal" officeooo:rsid="000b1988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officeooo:rsid="000b1988" fo:background-color="#ffff00" loext:char-shading-value="0"/>
    </style:style>
    <style:style style:name="T6" style:family="text">
      <style:text-properties fo:font-variant="normal" fo:text-transform="none" fo:color="#808080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808080" style:font-name="Open Sans" fo:font-size="10.5pt" fo:letter-spacing="normal" fo:font-style="normal" fo:font-weight="bold"/>
    </style:style>
    <style:style style:name="T8" style:family="text">
      <style:text-properties fo:font-variant="normal" fo:text-transform="none" fo:color="#777777" style:font-name="Open Sans" fo:font-size="10.5pt" fo:letter-spacing="normal" fo:font-style="normal" fo:font-weight="normal"/>
    </style:style>
    <style:style style:name="T9" style:family="text">
      <style:text-properties officeooo:rsid="000e41d3"/>
    </style:style>
    <style:style style:name="T10" style:family="text">
      <style:text-properties officeooo:rsid="002e71d4"/>
    </style:style>
    <style:style style:name="T11" style:family="text">
      <style:text-properties officeooo:rsid="00342845"/>
    </style:style>
    <style:style style:name="T12" style:family="text">
      <style:text-properties fo:color="#808080" style:font-name="Open Sans" fo:font-size="10.5pt" fo:font-weight="normal"/>
    </style:style>
    <style:style style:name="T13" style:family="text">
      <style:text-properties officeooo:rsid="00348d7e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Analysis of odoo module</text:h>
      <text:h text:style-name="P17" text:outline-level="2">Start/Stop the Odoo server</text:h>
      <text:p text:style-name="P1"><text:span text:style-name="T9">Start Server :- </text:span>Odoo-bin -&gt; this command <text:span text:style-name="T1">oddo-bin</text:span> is put in command prompt to start the odoo server</text:p>
      <text:p text:style-name="P1"><text:span text:style-name="T5">Stop Server</text:span><text:span text:style-name="T3"> :- </text:span><text:span text:style-name="T2">The server is stopped by hitting</text:span><text:span text:style-name="T4"> </text:span><text:span text:style-name="T5">CTRL + C </text:span><text:span text:style-name="T4">twice</text:span><text:span text:style-name="T2"> from the terminal, or by killing the corresponding OS process.</text:span></text:p>
      <text:p text:style-name="P3"/>
      <text:p text:style-name="P2"><text:span text:style-name="T2">Link :- </text:span><text:a xlink:type="simple" xlink:href="https://www.youtube.com/watch?v=x1HWQqxgqH" text:style-name="Internet_20_link" text:visited-style-name="Visited_20_Internet_20_Link">https://www.youtube.com/watch?v=x1HWQqxgqH</text:a></text:p>
      <text:p text:style-name="P4"/>
      <text:p text:style-name="P7">19/01/2019</text:p>
      <text:p text:style-name="P5">Link :- <text:a xlink:type="simple" xlink:href="https://github.com/sotogarcia/odoo-development/wiki/Manifest-file" text:style-name="Internet_20_link" text:visited-style-name="Visited_20_Internet_20_Link">https://github.com/sotogarcia/odoo-development/wiki/Manifest-file</text:a></text:p>
      <text:p text:style-name="P5"/>
      <text:p text:style-name="P9">21-Jan-2019</text:p>
      <text:p text:style-name="P10">Types Of Fields in Odoo :-</text:p>
      <text:p text:style-name="P11"><text:span text:style-name="T10">Odoo Fields Type :- </text:span><text:a xlink:type="simple" xlink:href="http://getodootraining.com/type-of-fields-in-odoo/" text:style-name="Internet_20_link" text:visited-style-name="Visited_20_Internet_20_Link">http://getodootraining.com/type-of-fields-in-odoo/</text:a></text:p>
      <text:p text:style-name="P12">Types Of Fields Attributes Parameter In Odoo :-</text:p>
      <text:p text:style-name="P13"><text:tab/><text:a xlink:type="simple" xlink:href="http://getodootraining.com/type-of-fields-attributes-parameter-in-odoo/" text:style-name="Internet_20_link" text:visited-style-name="Visited_20_Internet_20_Link"><text:span text:style-name="T11">http://getodootraining.com/type-of-fields-attributes-parameter-in-odoo/</text:span></text:a></text:p>
      <text:p text:style-name="P19"><text:a xlink:type="simple" xlink:href="http://getodootraining.com/type-of-action-in-odoo/" text:style-name="Internet_20_link" text:visited-style-name="Visited_20_Internet_20_Link"/></text:p>
      <text:p text:style-name="P14"/>
      <text:p text:style-name="P6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Helvetica, Arial, sans-serif"/>
    <style:font-face style:name="apple-system" svg:font-family="apple-system, system-ui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6:12:35.067046226</meta:creation-date>
    <dc:date>2019-01-22T11:31:25.382510415</dc:date>
    <meta:editing-duration>PT9H26M52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77" meta:character-count="632" meta:non-whitespace-character-count="566"/>
  </office:meta>
</office:document-meta>
</file>